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508cm" svg:height="0.508cm" svg:x="7.096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508cm" svg:height="0.508cm" svg:x="14.716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508cm" svg:height="0.508cm" svg:x="9.636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508cm" svg:height="0.508cm" svg:x="12.176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508cm" svg:height="0.508cm" svg:x="7.09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508cm" svg:height="0.508cm" svg:x="14.71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9.63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08cm" svg:height="0.508cm" svg:x="12.17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508cm" svg:height="0.508cm" svg:x="7.096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08cm" svg:height="0.508cm" svg:x="14.716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9.636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12.176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508cm" svg:height="0.508cm" svg:x="7.096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14.716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508cm" svg:height="0.508cm" svg:x="9.636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508cm" svg:height="0.508cm" svg:x="12.176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508cm" svg:height="0.508cm" svg:x="10.90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508cm" svg:height="0.508cm" svg:x="3.28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508cm" svg:height="0.508cm" svg:x="10.906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508cm" svg:height="0.508cm" svg:x="18.52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508cm" svg:height="0.508cm" svg:x="10.906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508cm" svg:height="0.508cm" svg:x="18.526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508cm" svg:height="0.508cm" svg:x="3.286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08cm" svg:height="0.508cm" svg:x="3.286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508cm" svg:height="0.508cm" svg:x="18.526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9.89cm" svg:y1="9.636cm" svg:x2="3.794cm" svg:y2="3.54cm" draw:start-shape="id1" draw:start-glue-point="4" draw:end-shape="id2" draw:end-glue-point="10" svg:d="M9890 9636v-551l-5544-5545h-552" svg:viewBox="0 0 6097 6097">
          <text:p/>
        </draw:connector>
        <draw:connector draw:style-name="gr3" draw:text-style-name="P1" draw:layer="layout" draw:type="lines" svg:x1="9.89cm" svg:y1="12.684cm" svg:x2="3.794cm" svg:y2="18.78cm" draw:start-shape="id3" draw:start-glue-point="8" draw:end-shape="id4" draw:end-glue-point="10" svg:d="M9890 12684v552l-5544 5544h-552" svg:viewBox="0 0 6097 6097">
          <text:p/>
        </draw:connector>
        <draw:connector draw:style-name="gr3" draw:text-style-name="P1" draw:layer="layout" draw:type="lines" svg:x1="12.43cm" svg:y1="12.684cm" svg:x2="18.526cm" svg:y2="18.78cm" draw:start-shape="id5" draw:start-glue-point="8" draw:end-shape="id6" draw:end-glue-point="6" svg:d="M12430 12684v552l5544 5544h552" svg:viewBox="0 0 6097 6097">
          <text:p/>
        </draw:connector>
        <draw:connector draw:style-name="gr3" draw:text-style-name="P1" draw:layer="layout" draw:type="lines" svg:x1="12.43cm" svg:y1="9.636cm" svg:x2="18.526cm" svg:y2="3.54cm" draw:start-shape="id7" draw:start-glue-point="4" draw:end-shape="id8" draw:end-glue-point="6" svg:d="M12430 9636v-551l5544-5545h552" svg:viewBox="0 0 6097 6097">
          <text:p/>
        </draw:connector>
        <draw:connector draw:style-name="gr3" draw:text-style-name="P1" draw:layer="layout" draw:type="curve" draw:line-skew="-0.399cm" svg:x1="7.53cm" svg:y1="7.53cm" svg:x2="10.906cm" svg:y2="11.16cm" draw:start-shape="id9" draw:start-glue-point="9" draw:end-shape="id10" draw:end-glue-point="6" svg:d="M7530 7530c1989 0 301 3630 3376 3630" svg:viewBox="0 0 3377 3631">
          <text:p/>
        </draw:connector>
        <draw:connector draw:style-name="gr3" draw:text-style-name="P1" draw:layer="layout" draw:type="curve" draw:line-skew="0.297cm" svg:x1="14.79cm" svg:y1="7.53cm" svg:x2="11.414cm" svg:y2="11.16cm" draw:start-shape="id11" draw:start-glue-point="7" draw:end-shape="id10" draw:end-glue-point="10" svg:d="M14790 7530c-2140 0-453 3630-3376 3630" svg:viewBox="0 0 3377 3631">
          <text:p/>
        </draw:connector>
        <draw:connector draw:style-name="gr3" draw:text-style-name="P1" draw:layer="layout" draw:type="curve" draw:line-skew="-0.39cm" svg:x1="7.53cm" svg:y1="14.79cm" svg:x2="10.906cm" svg:y2="11.16cm" draw:start-shape="id12" draw:start-glue-point="11" draw:end-shape="id10" draw:end-glue-point="6" svg:d="M7530 14790c2002 0 315-3630 3376-3630" svg:viewBox="0 0 3377 3631">
          <text:p/>
        </draw:connector>
        <draw:connector draw:style-name="gr3" draw:text-style-name="P1" draw:layer="layout" draw:type="curve" draw:line-skew="0.39cm" svg:x1="14.79cm" svg:y1="14.79cm" svg:x2="11.414cm" svg:y2="11.16cm" draw:start-shape="id13" draw:start-glue-point="5" draw:end-shape="id10" draw:end-glue-point="10" svg:d="M14790 14790c-2001 0-313-3630-3376-3630" svg:viewBox="0 0 3377 3631">
          <text:p/>
        </draw:connector>
        <draw:connector draw:style-name="gr3" draw:text-style-name="P1" draw:layer="layout" draw:type="lines" svg:x1="7.35cm" svg:y1="9.636cm" svg:x2="11.16cm" svg:y2="3.794cm" draw:start-shape="id14" draw:start-glue-point="4" draw:end-shape="id15" draw:end-glue-point="8" svg:d="M7350 9636v-551l3810-4739v-552" svg:viewBox="0 0 3811 5843">
          <text:p/>
        </draw:connector>
        <draw:connector draw:style-name="gr3" draw:text-style-name="P1" draw:layer="layout" draw:type="lines" svg:x1="14.97cm" svg:y1="9.636cm" svg:x2="11.16cm" svg:y2="3.794cm" draw:start-shape="id16" draw:start-glue-point="4" draw:end-shape="id15" draw:end-glue-point="8" svg:d="M14970 9636v-551l-3810-4739v-552" svg:viewBox="0 0 3811 5843">
          <text:p/>
        </draw:connector>
        <draw:connector draw:style-name="gr3" draw:text-style-name="P1" draw:layer="layout" draw:type="lines" svg:x1="7.35cm" svg:y1="12.684cm" svg:x2="11.16cm" svg:y2="18.526cm" draw:start-shape="id17" draw:start-glue-point="8" draw:end-shape="id18" draw:end-glue-point="4" svg:d="M7350 12684v552l3810 4738v552" svg:viewBox="0 0 3811 5843">
          <text:p/>
        </draw:connector>
        <draw:connector draw:style-name="gr3" draw:text-style-name="P1" draw:layer="layout" draw:type="lines" svg:x1="14.97cm" svg:y1="12.684cm" svg:x2="11.16cm" svg:y2="18.526cm" draw:start-shape="id19" draw:start-glue-point="8" draw:end-shape="id18" draw:end-glue-point="4" svg:d="M14970 12684v552l-3810 4738v552" svg:viewBox="0 0 3811 5843">
          <text:p/>
        </draw:connector>
        <draw:connector draw:style-name="gr3" draw:text-style-name="P1" draw:layer="layout" draw:type="lines" svg:x1="12.684cm" svg:y1="7.35cm" svg:x2="18.526cm" svg:y2="11.16cm" draw:start-shape="id20" draw:start-glue-point="10" draw:end-shape="id21" draw:end-glue-point="6" svg:d="M12684 7350h552l4738 3810h552" svg:viewBox="0 0 5843 3811">
          <text:p/>
        </draw:connector>
        <draw:connector draw:style-name="gr3" draw:text-style-name="P1" draw:layer="layout" draw:type="lines" svg:x1="12.684cm" svg:y1="14.97cm" svg:x2="18.526cm" svg:y2="11.16cm" draw:start-shape="id22" draw:start-glue-point="10" draw:end-shape="id21" draw:end-glue-point="6" svg:d="M12684 14970h552l4738-3810h552" svg:viewBox="0 0 5843 3811">
          <text:p/>
        </draw:connector>
        <draw:connector draw:style-name="gr3" draw:text-style-name="P1" draw:layer="layout" draw:type="lines" svg:x1="9.636cm" svg:y1="7.35cm" svg:x2="3.794cm" svg:y2="11.16cm" draw:start-shape="id23" draw:start-glue-point="6" draw:end-shape="id24" draw:end-glue-point="10" svg:d="M9636 7350h-551l-4739 3810h-552" svg:viewBox="0 0 5843 3811">
          <text:p/>
        </draw:connector>
        <draw:connector draw:style-name="gr3" draw:text-style-name="P1" draw:layer="layout" draw:type="lines" svg:x1="9.636cm" svg:y1="14.97cm" svg:x2="3.794cm" svg:y2="11.16cm" draw:start-shape="id25" draw:start-glue-point="6" draw:end-shape="id24" draw:end-glue-point="10" svg:d="M9636 14970h-551l-4739-3810h-552" svg:viewBox="0 0 5843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22:40:03.325432585</meta:creation-date>
    <dc:date>2015-01-24T23:57:42.072070007</dc:date>
    <meta:editing-duration>PT1H7M</meta:editing-duration>
    <meta:editing-cycles>8</meta:editing-cycles>
    <meta:generator>LibreOffice/4.2.7.2$Linux_X86_64 LibreOffice_project/420m0$Build-2</meta:generator>
    <meta:document-statistic meta:object-count="41"/>
  </office:meta>
</office:document-meta>
</file>